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9:45:16.622000000</meta:creation-date>
    <meta:generator>LibreOfficeDev/7.3.0.0.alpha0$Windows_X86_64 LibreOffice_project/769ed9edaf5e61c6c151cf4ec5bbe25e70e0438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